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4.2189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4972in" fo:break-before="auto" style:use-optimal-row-height="false"/>
    </style:style>
    <style:style style:name="ro26" style:family="table-row">
      <style:table-row-properties style:row-height="0.2783in" fo:break-before="auto" style:use-optimal-row-height="true"/>
    </style:style>
    <style:style style:name="ro17" style:family="table-row">
      <style:table-row-properties style:row-height="0.1945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8055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0.9555in" fo:break-before="auto" style:use-optimal-row-height="true"/>
    </style:style>
    <style:style style:name="ro31" style:family="table-row">
      <style:table-row-properties style:row-height="1.8882in" fo:break-before="auto" style:use-optimal-row-height="true"/>
    </style:style>
    <style:style style:name="ro32" style:family="table-row">
      <style:table-row-properties style:row-height="1.428in" fo:break-before="auto" style:use-optimal-row-height="true"/>
    </style:style>
    <style:style style:name="ro33" style:family="table-row">
      <style:table-row-properties style:row-height="1.2665in" fo:break-before="auto" style:use-optimal-row-height="true"/>
    </style:style>
    <style:style style:name="ro34" style:family="table-row">
      <style:table-row-properties style:row-height="1.1091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Ari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fo:border="0.0008in solid #000000"/>
      <style:text-properties style:font-name="Arial" fo:font-size="10pt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4" style:family="table-cell" style:parent-style-name="Default">
      <style:table-cell-properties fo:background-color="#000080"/>
      <style:text-properties fo:color="#ffffff" fo:font-size="12pt" fo:font-weight="bold"/>
    </style:style>
    <style:style style:name="ce13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66"/>
      <style:text-properties style:font-name="Arial" fo:font-size="10pt" fo:font-weight="normal"/>
    </style:style>
    <style:style style:name="ce94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4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_20_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48" style:family="table-cell" style:parent-style-name="Normal_5f_Sheet1_20_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/>
    </style:style>
    <style:style style:name="ce153" style:family="table-cell" style:parent-style-name="Normal_5f_Sheet1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4" style:family="table-cell" style:parent-style-name="Normal_5f_Sheet1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6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use-window-font-color="true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style:use-window-font-color="true"/>
    </style:style>
    <style:style style:name="T10" style:family="text">
      <style:text-properties style:font-name="Arial" style:font-name-asian="Tahoma1"/>
    </style:style>
    <style:style style:name="T11" style:family="text">
      <style:text-properties style:font-name="Arial" fo:font-weight="bold" style:font-name-asian="Tahoma1"/>
    </style:style>
    <style:style style:name="T12" style:family="text">
      <style:text-properties fo:color="#000000" style:font-name="Arial" style:font-name-asian="Tahoma1"/>
    </style:style>
    <style:style style:name="T13" style:family="text">
      <style:text-properties fo:color="#000000" style:font-name="Arial" fo:font-weight="bold" style:font-name-asian="Tahoma1"/>
    </style:style>
    <style:style style:name="T14" style:family="text">
      <style:text-properties fo:color="#000000" style:font-name="Arial" fo:font-weight="normal" style:font-name-asian="Tahoma1"/>
    </style:style>
    <style:style style:name="T15" style:family="text">
      <style:text-properties style:font-name="Arial" fo:font-weight="bold" style:font-name-asian="Tahoma1" style:font-weight-asian="bold" style:font-weight-complex="bold"/>
    </style:style>
    <style:style style:name="T16" style:family="text">
      <style:text-properties style:font-name="Arial" fo:font-weight="normal" style:font-name-asian="Tahoma1"/>
    </style:style>
    <style:style style:name="T17" style:family="text">
      <style:text-properties fo:font-weight="normal"/>
    </style:style>
    <style:style style:name="T18" style:family="text">
      <style:text-properties style:font-name-asian="Tahoma1"/>
    </style:style>
    <style:style style:name="T19" style:family="text">
      <style:text-properties fo:font-weight="bold" style:font-name-asian="Tahoma1"/>
    </style:style>
    <style:style style:name="T20" style:family="text">
      <style:text-properties fo:font-weight="normal" style:font-name-asian="Tahoma1"/>
    </style:style>
    <style:style style:name="T21" style:family="text">
      <style:text-properties style:font-name="Arial"/>
    </style:style>
    <style:style style:name="T22" style:family="text">
      <style:text-properties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17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7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8">
          <table:table-cell table:style-name="ce77"/>
          <table:table-cell table:style-name="ce81" office:value-type="string">
            <text:p>GateIn TECHNICAL TEST CASES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7">
          <table:table-cell table:style-name="ce77"/>
          <table:table-cell table:style-name="ce82" office:value-type="string">
            <text:p>Version:</text:p>
          </table:table-cell>
          <table:table-cell table:style-name="ce91" office:value-type="float" office:value="1">
            <text:p>1.0</text:p>
          </table:table-cell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7">
          <table:table-cell table:style-name="ce77"/>
          <table:table-cell table:style-name="ce82" office:value-type="string">
            <text:p>Issue date:</text:p>
          </table:table-cell>
          <table:table-cell table:style-name="ce9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7">
          <table:table-cell table:style-name="ce77"/>
          <table:table-cell table:style-name="ce82" office:value-type="string">
            <text:p>Project Suite:</text:p>
          </table:table-cell>
          <table:table-cell table:style-name="ce93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7">
          <table:table-cell table:style-name="ce77"/>
          <table:table-cell table:style-name="ce82" office:value-type="string">
            <text:p>Project Name:</text:p>
          </table:table-cell>
          <table:table-cell table:style-name="ce94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7">
          <table:table-cell table:style-name="ce77"/>
          <table:table-cell table:style-name="ce82" office:value-type="string">
            <text:p>Total Cases:</text:p>
          </table:table-cell>
          <table:table-cell table:style-name="ce95" table:formula="of:=[Data.C4]" office:value-type="float" office:value="1">
            <text:p>1</text:p>
          </table:table-cell>
          <table:table-cell table:style-name="ce100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19">
          <table:table-cell table:style-name="ce78"/>
          <table:table-cell table:style-name="ce83" office:value-type="string">
            <text:p>Test Status:</text:p>
          </table:table-cell>
          <table:table-cell table:style-name="ce20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7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0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1">
          <table:table-cell table:style-name="ce79"/>
          <table:table-cell table:style-name="ce85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17">
          <table:table-cell table:style-name="ce79"/>
          <table:table-cell table:style-name="ce86" office:value-type="string">
            <text:p>30/09/2010</text:p>
          </table:table-cell>
          <table:table-cell table:style-name="ce97" office:value-type="string">
            <text:p>1.0</text:p>
          </table:table-cell>
          <table:table-cell table:style-name="ce101" office:value-type="string">
            <text:p>New document</text:p>
          </table:table-cell>
          <table:table-cell table:style-name="ce106" office:value-type="string">
            <text:p>Hang.nguyen</text:p>
          </table:table-cell>
          <table:table-cell table:style-name="ce107"/>
          <table:table-cell table:style-name="ce111"/>
          <table:table-cell table:style-name="ce78"/>
          <table:table-cell table:style-name="ce79" table:number-columns-repeated="247"/>
          <table:table-cell/>
        </table:table-row>
        <table:table-row table:style-name="ro17">
          <table:table-cell table:style-name="ce78"/>
          <table:table-cell table:style-name="ce87"/>
          <table:table-cell table:style-name="ce97"/>
          <table:table-cell table:style-name="ce101" table:number-columns-repeated="2"/>
          <table:table-cell table:style-name="ce107"/>
          <table:table-cell table:style-name="ce111"/>
          <table:table-cell table:style-name="ce78" table:number-columns-repeated="248"/>
          <table:table-cell/>
        </table:table-row>
        <table:table-row table:style-name="ro17">
          <table:table-cell table:style-name="ce78"/>
          <table:table-cell table:style-name="ce88"/>
          <table:table-cell table:style-name="ce98"/>
          <table:table-cell table:style-name="ce101" table:number-columns-repeated="2"/>
          <table:table-cell table:style-name="ce107"/>
          <table:table-cell table:style-name="ce112"/>
          <table:table-cell table:style-name="ce78" table:number-columns-repeated="248"/>
          <table:table-cell/>
        </table:table-row>
        <table:table-row table:style-name="ro17">
          <table:table-cell table:style-name="ce78"/>
          <table:table-cell table:style-name="ce88"/>
          <table:table-cell table:style-name="ce98"/>
          <table:table-cell table:style-name="ce102"/>
          <table:table-cell table:style-name="ce107" table:number-columns-repeated="2"/>
          <table:table-cell table:style-name="ce112"/>
          <table:table-cell table:style-name="ce78" table:number-columns-repeated="248"/>
          <table:table-cell/>
        </table:table-row>
        <table:table-row table:style-name="ro17">
          <table:table-cell table:style-name="ce78"/>
          <table:table-cell table:style-name="ce88"/>
          <table:table-cell table:style-name="ce98"/>
          <table:table-cell table:style-name="ce102"/>
          <table:table-cell table:style-name="ce107" table:number-columns-repeated="2"/>
          <table:table-cell table:style-name="ce113"/>
          <table:table-cell table:style-name="ce78" table:number-columns-repeated="248"/>
          <table:table-cell/>
        </table:table-row>
        <table:table-row table:style-name="ro17">
          <table:table-cell table:style-name="ce78"/>
          <table:table-cell table:style-name="ce88"/>
          <table:table-cell table:style-name="ce98"/>
          <table:table-cell table:style-name="ce103"/>
          <table:table-cell table:style-name="ce107" table:number-columns-repeated="2"/>
          <table:table-cell table:style-name="ce112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/>
          <table:table-cell table:style-name="ce98"/>
          <table:table-cell table:style-name="ce104"/>
          <table:table-cell table:style-name="ce107" table:number-columns-repeated="2"/>
          <table:table-cell table:style-name="ce112"/>
          <table:table-cell table:style-name="ce78" table:number-columns-repeated="248"/>
          <table:table-cell/>
        </table:table-row>
        <table:table-row table:style-name="ro17">
          <table:table-cell table:style-name="ce78"/>
          <table:table-cell table:style-name="ce88"/>
          <table:table-cell table:style-name="ce98"/>
          <table:table-cell table:style-name="ce104"/>
          <table:table-cell table:style-name="ce107" table:number-columns-repeated="2"/>
          <table:table-cell table:style-name="ce112"/>
          <table:table-cell table:style-name="ce76"/>
          <table:table-cell table:style-name="ce78" table:number-columns-repeated="247"/>
          <table:table-cell/>
        </table:table-row>
        <table:table-row table:style-name="ro17">
          <table:table-cell table:style-name="ce76"/>
          <table:table-cell table:style-name="ce88"/>
          <table:table-cell table:style-name="ce98"/>
          <table:table-cell table:style-name="ce103"/>
          <table:table-cell table:style-name="ce107" table:number-columns-repeated="2"/>
          <table:table-cell table:style-name="ce112"/>
          <table:table-cell table:style-name="ce76" table:number-columns-repeated="248"/>
          <table:table-cell/>
        </table:table-row>
        <table:table-row table:style-name="ro17" table:number-rows-repeated="2">
          <table:table-cell table:style-name="ce76"/>
          <table:table-cell table:style-name="ce88"/>
          <table:table-cell table:style-name="ce98"/>
          <table:table-cell table:style-name="ce103"/>
          <table:table-cell table:style-name="ce104" table:number-columns-repeated="2"/>
          <table:table-cell table:style-name="ce112"/>
          <table:table-cell table:style-name="ce76" table:number-columns-repeated="248"/>
          <table:table-cell/>
        </table:table-row>
        <table:table-row table:style-name="ro17">
          <table:table-cell table:style-name="ce76"/>
          <table:table-cell table:style-name="ce89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76" table:number-columns-repeated="248"/>
          <table:table-cell/>
        </table:table-row>
        <table:table-row table:style-name="ro17">
          <table:table-cell table:style-name="ce76" table:number-columns-repeated="255"/>
          <table:table-cell/>
        </table:table-row>
        <table:table-row table:style-name="ro17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7" table:number-rows-repeated="3">
          <table:table-cell table:style-name="ce76" table:number-columns-repeated="255"/>
          <table:table-cell/>
        </table:table-row>
        <table:table-row table:style-name="ro17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7" table:number-rows-repeated="65494">
          <table:table-cell table:style-name="ce76" table:number-columns-repeated="255"/>
          <table:table-cell/>
        </table:table-row>
        <table:table-row table:style-name="ro17" table:number-rows-repeated="983039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4"/>
          <table:table-cell table:style-name="ce65" office:value-type="string" table:number-columns-spanned="1" table:number-rows-spanned="2">
            <text:p>BugID</text:p>
          </table:table-cell>
          <table:table-cell table:style-name="ce65" office:value-type="string" table:number-columns-spanned="1" table:number-rows-spanned="2">
            <text:p>Priority</text:p>
          </table:table-cell>
          <table:table-cell table:style-name="ce65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5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45" office:value-type="string">
            <text:p>Basic functions on Gatein</text:p>
          </table:table-cell>
          <table:table-cell table:style-name="ce66"/>
          <table:table-cell table:style-name="ce66" office:value-type="string">
            <text:p>High</text:p>
          </table:table-cell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62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56" table:number-columns-repeated="2"/>
          <table:table-cell table:style-name="ce67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2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3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8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0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4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6" table:number-columns-repeated="2"/>
          <table:table-cell table:style-name="ce67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8" table:default-cell-style-name="Default"/>
        <table:table-row table:style-name="ro17">
          <table:table-cell table:style-name="ce115"/>
          <table:table-cell table:style-name="ce121" office:value-type="string">
            <text:p>TEST CASES</text:p>
          </table:table-cell>
          <table:table-cell table:style-name="ce121"/>
          <table:table-cell table:style-name="ce122" table:number-columns-repeated="2"/>
          <table:table-cell table:style-name="ce115"/>
          <table:table-cell table:style-name="ce152"/>
          <table:table-cell table:style-name="ce122" table:number-columns-repeated="2"/>
          <table:table-cell table:style-name="ce172" table:number-columns-repeated="220"/>
          <table:table-cell table:style-name="ce152" table:number-columns-repeated="18"/>
          <table:table-cell table:style-name="ce115" table:number-columns-repeated="9"/>
        </table:table-row>
        <table:table-row table:style-name="ro17">
          <table:table-cell table:style-name="ce115"/>
          <table:table-cell table:style-name="ce122" table:number-columns-repeated="4"/>
          <table:table-cell table:style-name="ce115"/>
          <table:table-cell table:style-name="ce152"/>
          <table:table-cell table:style-name="ce122" table:number-columns-repeated="2"/>
          <table:table-cell table:style-name="ce173"/>
          <table:table-cell table:style-name="ce173" office:value-type="string">
            <text:p>Passed</text:p>
          </table:table-cell>
          <table:table-cell table:style-name="ce173" table:formula="of:=COUNTIF([.L$7:.L$1019];[.$K2])" office:value-type="float" office:value="0">
            <text:p>0</text:p>
          </table:table-cell>
          <table:table-cell table:style-name="ce173" table:formula="of:=COUNTIF([.M$7:.M$1019];[.$K2])" office:value-type="float" office:value="0">
            <text:p>0</text:p>
          </table:table-cell>
          <table:table-cell table:style-name="ce173" table:formula="of:=COUNTIF([.N$7:.N$1019];[.$K2])" office:value-type="float" office:value="0">
            <text:p>0</text:p>
          </table:table-cell>
          <table:table-cell table:style-name="ce173" table:formula="of:=COUNTIF([.O$7:.O$1019];[.$K2])" office:value-type="float" office:value="0">
            <text:p>0</text:p>
          </table:table-cell>
          <table:table-cell table:style-name="ce172" table:number-columns-repeated="214"/>
          <table:table-cell table:style-name="ce152" table:number-columns-repeated="18"/>
          <table:table-cell table:style-name="ce115" table:number-columns-repeated="9"/>
        </table:table-row>
        <table:table-row table:style-name="ro22">
          <table:table-cell table:style-name="ce115"/>
          <table:table-cell table:style-name="ce139" office:value-type="string">
            <text:p>Functions List<text:span text:style-name="T5">:</text:span></text:p>
          </table:table-cell>
          <table:table-cell table:style-name="ce144" table:number-columns-spanned="3" table:number-rows-spanned="1"/>
          <table:covered-table-cell table:style-name="ce151"/>
          <table:covered-table-cell table:style-name="ce145"/>
          <table:table-cell table:style-name="ce115"/>
          <table:table-cell table:style-name="ce152"/>
          <table:table-cell table:style-name="ce165"/>
          <table:table-cell table:style-name="ce170"/>
          <table:table-cell table:style-name="ce173"/>
          <table:table-cell table:style-name="ce173" office:value-type="string">
            <text:p>Failed</text:p>
          </table:table-cell>
          <table:table-cell table:style-name="ce173" table:formula="of:=COUNTIF([.L$7:.L$1019];[.$K3])" office:value-type="float" office:value="0">
            <text:p>0</text:p>
          </table:table-cell>
          <table:table-cell table:style-name="ce173" table:formula="of:=COUNTIF([.M$7:.M$1019];[.$K3])" office:value-type="float" office:value="0">
            <text:p>0</text:p>
          </table:table-cell>
          <table:table-cell table:style-name="ce173" table:formula="of:=COUNTIF([.N$7:.N$1019];[.$K3])" office:value-type="float" office:value="0">
            <text:p>0</text:p>
          </table:table-cell>
          <table:table-cell table:style-name="ce173" table:formula="of:=COUNTIF([.O$7:.O$1019];[.$K3])" office:value-type="float" office:value="0">
            <text:p>0</text:p>
          </table:table-cell>
          <table:table-cell table:style-name="ce172" table:number-columns-repeated="214"/>
          <table:table-cell table:style-name="ce152" table:number-columns-repeated="18"/>
          <table:table-cell table:style-name="ce115" table:number-columns-repeated="9"/>
        </table:table-row>
        <table:table-row table:style-name="ro22">
          <table:table-cell table:style-name="ce115"/>
          <table:table-cell table:style-name="ce139" office:value-type="string">
            <text:p>Total Main Cases:</text:p>
          </table:table-cell>
          <table:table-cell table:style-name="ce145" table:formula="of:=MAX([.A7:.A1005])" office:value-type="float" office:value="1" table:number-columns-spanned="3" table:number-rows-spanned="1">
            <text:p>1</text:p>
          </table:table-cell>
          <table:covered-table-cell table:style-name="ce152"/>
          <table:covered-table-cell table:style-name="ce152"/>
          <table:table-cell table:style-name="ce115"/>
          <table:table-cell table:style-name="ce152"/>
          <table:table-cell table:style-name="ce165"/>
          <table:table-cell table:style-name="ce171"/>
          <table:table-cell table:style-name="ce173"/>
          <table:table-cell table:style-name="ce173" office:value-type="string">
            <text:p>Blocked</text:p>
          </table:table-cell>
          <table:table-cell table:style-name="ce173" table:formula="of:=COUNTIF([.L$7:.L$1019];[.$K4])" office:value-type="float" office:value="0">
            <text:p>0</text:p>
          </table:table-cell>
          <table:table-cell table:style-name="ce173" table:formula="of:=COUNTIF([.M$7:.M$1019];[.$K4])" office:value-type="float" office:value="0">
            <text:p>0</text:p>
          </table:table-cell>
          <table:table-cell table:style-name="ce173" table:formula="of:=COUNTIF([.N$7:.N$1019];[.$K4])" office:value-type="float" office:value="0">
            <text:p>0</text:p>
          </table:table-cell>
          <table:table-cell table:style-name="ce173" table:formula="of:=COUNTIF([.O$7:.O$1019];[.$K4])" office:value-type="float" office:value="0">
            <text:p>0</text:p>
          </table:table-cell>
          <table:table-cell table:style-name="ce172" table:number-columns-repeated="214"/>
          <table:table-cell table:style-name="ce152" table:number-columns-repeated="18"/>
          <table:table-cell table:style-name="ce115" table:number-columns-repeated="9"/>
        </table:table-row>
        <table:table-row table:style-name="ro17">
          <table:table-cell table:style-name="ce116"/>
          <table:table-cell table:style-name="ce140"/>
          <table:table-cell table:style-name="ce116" table:number-columns-repeated="7"/>
          <table:table-cell table:style-name="ce174"/>
          <table:table-cell table:style-name="ce174" office:value-type="string">
            <text:p>Untested</text:p>
          </table:table-cell>
          <table:table-cell table:style-name="ce173" table:formula="of:=COUNTIF([.L$7:.L$1019];[.$K5])" office:value-type="float" office:value="0">
            <text:p>0</text:p>
          </table:table-cell>
          <table:table-cell table:style-name="ce173" table:formula="of:=COUNTIF([.M$7:.M$1019];[.$K5])" office:value-type="float" office:value="0">
            <text:p>0</text:p>
          </table:table-cell>
          <table:table-cell table:style-name="ce173" table:formula="of:=COUNTIF([.N$7:.N$1019];[.$K5])" office:value-type="float" office:value="0">
            <text:p>0</text:p>
          </table:table-cell>
          <table:table-cell table:style-name="ce173" table:formula="of:=COUNTIF([.O$7:.O$1019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</table:table-row>
        <table:table-row table:style-name="ro22">
          <table:table-cell table:style-name="ce117" office:value-type="string">
            <text:p>Case No</text:p>
          </table:table-cell>
          <table:table-cell table:style-name="ce141" office:value-type="string">
            <text:p>Related function</text:p>
          </table:table-cell>
          <table:table-cell table:style-name="ce141" office:value-type="string">
            <text:p>Case ID</text:p>
          </table:table-cell>
          <table:table-cell table:style-name="ce141" office:value-type="string">
            <text:p>Path</text:p>
          </table:table-cell>
          <table:table-cell table:style-name="ce156" office:value-type="string">
            <text:p>Case Description</text:p>
          </table:table-cell>
          <table:table-cell table:style-name="ce141" office:value-type="string">
            <text:p>Step Description</text:p>
          </table:table-cell>
          <table:table-cell table:style-name="ce141" office:value-type="string">
            <text:p>Steps to produce</text:p>
          </table:table-cell>
          <table:table-cell table:style-name="ce141" office:value-type="string">
            <text:p>Expected Output</text:p>
          </table:table-cell>
          <table:table-cell table:style-name="ce141" office:value-type="string">
            <text:p>Priority</text:p>
          </table:table-cell>
          <table:table-cell table:style-name="ce141" office:value-type="string">
            <text:p>Affect</text:p>
          </table:table-cell>
          <table:table-cell table:style-name="ce141" table:number-columns-repeated="9"/>
          <table:table-cell table:style-name="ce183" table:number-columns-repeated="211"/>
          <table:table-cell table:style-name="ce152" table:number-columns-repeated="17"/>
          <table:table-cell table:style-name="ce115" table:number-columns-repeated="9"/>
        </table:table-row>
        <table:table-row table:style-name="ro23">
          <table:table-cell table:style-name="ce118" office:value-type="float" office:value="1">
            <text:p>001</text:p>
          </table:table-cell>
          <table:table-cell table:style-name="ce42" office:value-type="string">
            <text:p>Smoke_GateIn_01</text:p>
          </table:table-cell>
          <table:table-cell table:style-name="ce146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57" office:value-type="string">
            <text:p>Step 1: Show Login form at public mode</text:p>
          </table:table-cell>
          <table:table-cell table:style-name="ce45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4"> Enter </text:span>key</text:p>
            <text:p>- Click the <text:span text:style-name="T4">Sign In</text:span> link on the top right</text:p>
          </table:table-cell>
          <table:table-cell table:style-name="ce157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157" office:value-type="string">
            <text:p>High</text:p>
          </table:table-cell>
          <table:table-cell table:style-name="ce175" table:number-columns-repeated="2"/>
          <table:table-cell table:style-name="ce181" table:number-columns-repeated="235"/>
          <table:table-cell table:style-name="ce184"/>
          <table:table-cell table:style-name="ce115" table:number-columns-repeated="9"/>
        </table:table-row>
        <table:table-row table:style-name="ro27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58" office:value-type="string">
            <text:p>Step 2: Sign in by admin</text:p>
          </table:table-cell>
          <table:table-cell table:style-name="ce157" office:value-type="string">
            <text:p>- Input valid User name &amp; Password of an admin</text:p>
            <text:p>- Click <text:span text:style-name="T4">Sign In</text:span></text:p>
          </table:table-cell>
          <table:table-cell table:style-name="ce157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4">Full name </text:span><text:span text:style-name="T17">(first name and last </text:span><text:span text:style-name="T17">name)</text:span> of logged in User</text:p>
            <text:p>- Display all portlet in administration tool-bar </text:p>
            <text:p/>
          </table:table-cell>
          <table:table-cell table:style-name="ce157" office:value-type="string">
            <text:p>High</text:p>
          </table:table-cell>
          <table:table-cell table:style-name="ce175" table:number-columns-repeated="2"/>
          <table:table-cell table:style-name="ce181" table:number-columns-repeated="235"/>
          <table:table-cell table:style-name="ce184"/>
          <table:table-cell table:style-name="ce115" table:number-columns-repeated="9"/>
        </table:table-row>
        <table:table-row table:style-name="ro23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59" office:value-type="string">
            <text:p>Step 3: Show register new account form</text:p>
          </table:table-cell>
          <table:table-cell table:style-name="ce159" office:value-type="string">
            <text:p><text:span text:style-name="T6">- Login by admin/HR account</text:span></text:p>
            <text:p>- Go to <text:span text:style-name="T7">Register</text:span> Page <text:span text:style-name="T8">from </text:span><text:span text:style-name="T8">UserToolBarGroupPortlet or </text:span><text:span text:style-name="T8">admintrations page</text:span></text:p>
            <text:p><text:span text:style-name="T9"/></text:p>
          </table:table-cell>
          <table:table-cell table:style-name="ce159" office:value-type="string">
            <text:p>Show blank register account form, includes:</text:p>
            <text:p>- Account Setting</text:p>
            <text:p>- User Profile</text:p>
          </table:table-cell>
          <table:table-cell table:style-name="ce157" office:value-type="string">
            <text:p>High</text:p>
          </table:table-cell>
          <table:table-cell table:style-name="ce176"/>
          <table:table-cell table:style-name="ce175"/>
          <table:table-cell table:style-name="ce181"/>
          <table:table-cell table:style-name="ce182" table:number-columns-repeated="235"/>
          <table:table-cell table:style-name="ce115" table:number-columns-repeated="9"/>
        </table:table-row>
        <table:table-row table:style-name="ro28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59" office:value-type="string">
            <text:p>Step 4: Complete adding new account with valid values</text:p>
          </table:table-cell>
          <table:table-cell table:style-name="ce162" office:value-type="string">
            <text:p>- Input un-existing, valid value for User name</text:p>
            <text:p>- Input valid values for other fields</text:p>
            <text:p>- Click <text:span text:style-name="T4">Save</text:span></text:p>
          </table:table-cell>
          <table:table-cell table:style-name="ce162" office:value-type="string">
            <text:p>Show message alerts <text:span text:style-name="T21">You have </text:span><text:span text:style-name="T21">registered a new account. </text:span></text:p>
          </table:table-cell>
          <table:table-cell table:style-name="ce157" office:value-type="string">
            <text:p>High</text:p>
          </table:table-cell>
          <table:table-cell table:style-name="ce176"/>
          <table:table-cell table:style-name="ce175"/>
          <table:table-cell table:style-name="ce181"/>
          <table:table-cell table:style-name="ce182" table:number-columns-repeated="235"/>
          <table:table-cell table:style-name="ce115" table:number-columns-repeated="9"/>
        </table:table-row>
        <table:table-row table:style-name="ro29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42" office:value-type="string">
            <text:p>Step 5: Add new group</text:p>
          </table:table-cell>
          <table:table-cell table:style-name="ce142" office:value-type="string">
            <text:p>- Go to User and group management Page from UserToolBarGroupPortlet </text:p>
            <text:p>- Select Group Management tab</text:p>
            <text:p>- Click <text:span text:style-name="T4">Add a group</text:span> icon</text:p>
            <text:p>- Input valid values for fields in form</text:p>
            <text:p><text:span text:style-name="T10">- Click </text:span><text:span text:style-name="T11">Save</text:span></text:p>
          </table:table-cell>
          <table:table-cell table:style-name="ce163" office:value-type="string">
            <text:p><text:span text:style-name="T10">- Group Management form appears</text:span></text:p>
            <text:p><text:span text:style-name="T10">- Add new group form appears</text:span></text:p>
            <text:p><text:span text:style-name="T10">- New group is added successfully and </text:span><text:span text:style-name="T10">user is added into group created and <text:s/></text:span><text:span text:style-name="T10">updated in its parent</text:span></text:p>
          </table:table-cell>
          <table:table-cell table:style-name="ce157" office:value-type="string">
            <text:p>High</text:p>
          </table:table-cell>
          <table:table-cell table:style-name="ce177" table:number-columns-repeated="247"/>
        </table:table-row>
        <table:table-row table:style-name="ro28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42" office:value-type="string">
            <text:p>Step 6: Add user into group</text:p>
          </table:table-cell>
          <table:table-cell table:style-name="ce163" office:value-type="string">
            <text:p>- Select group to add user</text:p>
            <text:p>- Input valid user name</text:p>
            <text:p>- Select a membership type ( manager)</text:p>
            <text:p>- Click <text:span text:style-name="T4">Save</text:span></text:p>
          </table:table-cell>
          <table:table-cell table:style-name="ce163" office:value-type="string">
            <text:p>- Selected group's users list is displayed</text:p>
            <text:p>- User is added into group &amp; displayed in group's members list</text:p>
          </table:table-cell>
          <table:table-cell table:style-name="ce157" office:value-type="string">
            <text:p>High</text:p>
          </table:table-cell>
          <table:table-cell table:style-name="ce178" table:number-columns-repeated="247"/>
        </table:table-row>
        <table:table-row table:style-name="ro30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42" office:value-type="string">
            <text:p>Step 7: Add new group navigation</text:p>
          </table:table-cell>
          <table:table-cell table:style-name="ce164" office:value-type="string">
            <text:p>- Click on Group link </text:p>
            <text:p>- Click <text:span text:style-name="T7">Manage groups</text:span></text:p>
            <text:p><text:span text:style-name="T7">- Select new added group</text:span></text:p>
            <text:p>- Click on [Add navigation]</text:p>
          </table:table-cell>
          <table:table-cell table:style-name="ce164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157" office:value-type="string">
            <text:p>High</text:p>
          </table:table-cell>
          <table:table-cell table:style-name="ce178" table:number-columns-repeated="247"/>
        </table:table-row>
        <table:table-row table:style-name="ro31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42" office:value-type="string">
            <text:p>Step 8: Add new page </text:p>
          </table:table-cell>
          <table:table-cell table:style-name="ce164" office:value-type="string">
            <text:p><text:span text:style-name="T12">- Go to</text:span><text:span text:style-name="T13"> Administration/page </text:span><text:span text:style-name="T13">management</text:span></text:p>
            <text:p><text:span text:style-name="T13">- Click Add new page</text:span><text:span text:style-name="T14"> at the bottom of </text:span><text:span text:style-name="T14">pages list</text:span></text:p>
            <text:p><text:span text:style-name="T14">- Select Owner type “Group” in Page </text:span><text:span text:style-name="T14">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63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157" office:value-type="string">
            <text:p>High</text:p>
          </table:table-cell>
          <table:table-cell table:style-name="ce178" table:number-columns-repeated="247"/>
        </table:table-row>
        <table:table-row table:style-name="ro32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60" office:value-type="string">
            <text:p>Step 9: Add new node link to new page</text:p>
          </table:table-cell>
          <table:table-cell table:style-name="ce163" office:value-type="string">
            <text:p><text:span text:style-name="T10">- Click on M</text:span><text:span text:style-name="T15">anage groups</text:span><text:span text:style-name="T10"> link </text:span></text:p>
            <text:p><text:span text:style-name="T10">- Select new Group navigation and click </text:span><text:span text:style-name="T10">on </text:span><text:span text:style-name="T11">[Edit navigation]</text:span><text:span text:style-name="T10"> link</text:span></text:p>
            <text:p><text:span text:style-name="T10">- Click on </text:span><text:span text:style-name="T11">[add node] </text:span><text:span text:style-name="T16">button</text:span></text:p>
            <text:p><text:span text:style-name="T16">- Choose tab </text:span><text:span text:style-name="T11">Page Selector</text:span></text:p>
            <text:p><text:span text:style-name="T4">- </text:span><text:span text:style-name="T17">Click </text:span><text:span text:style-name="T4">Search &amp; Select Page and click </text:span><text:span text:style-name="T4">Search and select created page at step </text:span><text:span text:style-name="T4">8</text:span></text:p>
            <text:p>- Click Save</text:p>
          </table:table-cell>
          <table:table-cell table:style-name="ce164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157" office:value-type="string">
            <text:p>High</text:p>
          </table:table-cell>
          <table:table-cell table:style-name="ce178" table:number-columns-repeated="247"/>
        </table:table-row>
        <table:table-row table:style-name="ro33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42" office:value-type="string">
            <text:p>Step 10: Delete new page by new user</text:p>
          </table:table-cell>
          <table:table-cell table:style-name="ce142" office:value-type="string">
            <text:p>- Login by new user</text:p>
            <text:p><text:span text:style-name="T10">- Click Manage group link and choose </text:span><text:span text:style-name="T10">new group navigation</text:span></text:p>
            <text:p><text:span text:style-name="T10">- <text:s/>Click Edit navigation link and chose </text:span><text:span text:style-name="T10">new node created</text:span></text:p>
            <text:p><text:span text:style-name="T10">- Right click on node &amp; select </text:span><text:span text:style-name="T11">Delete </text:span><text:span text:style-name="T11">node</text:span></text:p>
            <text:p><text:span text:style-name="T16">- Click </text:span><text:span text:style-name="T11">OK </text:span><text:span text:style-name="T16">to confirm</text:span></text:p>
          </table:table-cell>
          <table:table-cell table:style-name="ce166" office:value-type="string">
            <text:p>- Show Navigation management form</text:p>
            <text:p><text:span text:style-name="T22">- Node is removed </text:span></text:p>
          </table:table-cell>
          <table:table-cell table:style-name="ce157" office:value-type="string">
            <text:p>High</text:p>
          </table:table-cell>
          <table:table-cell table:style-name="ce178" table:number-columns-repeated="247"/>
        </table:table-row>
        <table:table-row table:style-name="ro3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42" office:value-type="string">
            <text:p>Step 11: Delete user by admin</text:p>
          </table:table-cell>
          <table:table-cell table:style-name="ce142" office:value-type="string">
            <text:p>- Login by admin/</text:p>
            <text:p><text:span text:style-name="T10">- Go to </text:span><text:span text:style-name="T15">User and group management</text:span><text:span text:style-name="T10"> </text:span><text:span text:style-name="T10">Page </text:span><text:span text:style-name="T12">from UserToolBarGroupPortlet </text:span></text:p>
            <text:p><text:span text:style-name="T12">- Click </text:span><text:span text:style-name="T13">Delete user</text:span><text:span text:style-name="T12"> icon of new user from </text:span><text:span text:style-name="T12">list</text:span></text:p>
            <text:p><text:span text:style-name="T10">- Click </text:span><text:span text:style-name="T11">OK</text:span><text:span text:style-name="T10"> to confirm</text:span></text:p>
          </table:table-cell>
          <table:table-cell table:style-name="ce163" office:value-type="string">
            <text:p>- Existing users list is displayed as default</text:p>
            <text:p>- This user is removed from system</text:p>
          </table:table-cell>
          <table:table-cell table:style-name="ce157" office:value-type="string">
            <text:p>High</text:p>
          </table:table-cell>
          <table:table-cell table:style-name="ce178" table:number-columns-repeated="247"/>
        </table:table-row>
        <table:table-row table:style-name="ro35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2" office:value-type="string">
            <text:p>Smoke_GateIn_01</text:p>
          </table:table-cell>
          <table:table-cell table:style-name="ce14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42" office:value-type="string">
            <text:p>Step 12: Delete group</text:p>
          </table:table-cell>
          <table:table-cell table:style-name="ce163" office:value-type="string">
            <text:p><text:span text:style-name="T18">- Select </text:span><text:span text:style-name="T19">Group Management</text:span><text:span text:style-name="T18"> tab</text:span></text:p>
            <text:p><text:span text:style-name="T18">- Select new group created</text:span></text:p>
            <text:p><text:span text:style-name="T18">- Click </text:span><text:span text:style-name="T19">Delete</text:span><text:span text:style-name="T20"> icon corresponding to one </text:span><text:span text:style-name="T20">group</text:span></text:p>
          </table:table-cell>
          <table:table-cell table:style-name="ce167" office:value-type="string">
            <text:p><text:span text:style-name="T22">- Group path is selected and displayed in </text:span><text:span text:style-name="T22">the top pane</text:span></text:p>
            <text:p><text:span text:style-name="T22">- Members list of selecting group is </text:span><text:span text:style-name="T22">displayed in right pane</text:span></text:p>
            <text:p>- Delete group successfully, deleted group disappears from groups list</text:p>
          </table:table-cell>
          <table:table-cell table:style-name="ce157" office:value-type="string">
            <text:p>High</text:p>
          </table:table-cell>
          <table:table-cell table:style-name="ce178" table:number-columns-repeated="247"/>
        </table:table-row>
        <table:table-row table:style-name="ro17" table:number-rows-repeated="2">
          <table:table-cell table:style-name="ce118"/>
          <table:table-cell table:style-name="ce142"/>
          <table:table-cell table:style-name="ce147"/>
          <table:table-cell table:style-name="ce153" table:number-columns-repeated="2"/>
          <table:table-cell table:style-name="ce142" table:number-columns-repeated="4"/>
          <table:table-cell table:style-name="ce178" table:number-columns-repeated="247"/>
        </table:table-row>
        <table:table-row table:style-name="ro17">
          <table:table-cell table:style-name="ce119"/>
          <table:table-cell table:style-name="ce143"/>
          <table:table-cell table:style-name="ce148"/>
          <table:table-cell table:style-name="ce154" table:number-columns-repeated="2"/>
          <table:table-cell table:style-name="ce143" table:number-columns-repeated="4"/>
          <table:table-cell table:style-name="ce177" table:number-columns-repeated="247"/>
        </table:table-row>
        <table:table-row table:style-name="ro17" table:number-rows-repeated="3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7"/>
          <table:table-cell table:style-name="ce176"/>
          <table:table-cell table:style-name="ce175"/>
          <table:table-cell table:style-name="ce181"/>
          <table:table-cell table:style-name="ce182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2"/>
          <table:table-cell table:style-name="ce168"/>
          <table:table-cell table:style-name="ce157"/>
          <table:table-cell table:style-name="ce176"/>
          <table:table-cell table:style-name="ce175"/>
          <table:table-cell table:style-name="ce181"/>
          <table:table-cell table:style-name="ce182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7"/>
          <table:table-cell table:style-name="ce176"/>
          <table:table-cell table:style-name="ce175"/>
          <table:table-cell table:style-name="ce181"/>
          <table:table-cell table:style-name="ce182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7"/>
          <table:table-cell table:style-name="ce179"/>
          <table:table-cell table:style-name="ce175"/>
          <table:table-cell table:style-name="ce181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2"/>
          <table:table-cell table:style-name="ce168"/>
          <table:table-cell table:style-name="ce157"/>
          <table:table-cell table:style-name="ce179"/>
          <table:table-cell table:style-name="ce175"/>
          <table:table-cell table:style-name="ce181"/>
          <table:table-cell table:style-name="ce180" table:number-columns-repeated="235"/>
          <table:table-cell table:style-name="ce115" table:number-columns-repeated="9"/>
        </table:table-row>
        <table:table-row table:style-name="ro17" table:number-rows-repeated="2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7"/>
          <table:table-cell table:style-name="ce179"/>
          <table:table-cell table:style-name="ce175"/>
          <table:table-cell table:style-name="ce181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50"/>
          <table:table-cell table:style-name="ce90" table:number-columns-repeated="2"/>
          <table:table-cell table:style-name="ce161" table:number-columns-repeated="2"/>
          <table:table-cell table:style-name="ce168"/>
          <table:table-cell table:style-name="ce157"/>
          <table:table-cell table:style-name="ce179"/>
          <table:table-cell table:style-name="ce175"/>
          <table:table-cell table:style-name="ce181"/>
          <table:table-cell table:style-name="ce180" table:number-columns-repeated="235"/>
          <table:table-cell table:style-name="ce115" table:number-columns-repeated="9"/>
        </table:table-row>
        <table:table-row table:style-name="ro17" table:number-rows-repeated="3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7"/>
          <table:table-cell table:style-name="ce179"/>
          <table:table-cell table:style-name="ce175"/>
          <table:table-cell table:style-name="ce181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2"/>
          <table:table-cell table:style-name="ce168"/>
          <table:table-cell table:style-name="ce157"/>
          <table:table-cell table:style-name="ce179"/>
          <table:table-cell table:style-name="ce175"/>
          <table:table-cell table:style-name="ce181"/>
          <table:table-cell table:style-name="ce180" table:number-columns-repeated="235"/>
          <table:table-cell table:style-name="ce115" table:number-columns-repeated="9"/>
        </table:table-row>
        <table:table-row table:style-name="ro17" table:number-rows-repeated="4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7"/>
          <table:table-cell table:style-name="ce179"/>
          <table:table-cell table:style-name="ce175"/>
          <table:table-cell table:style-name="ce181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50"/>
          <table:table-cell table:style-name="ce90" table:number-columns-repeated="2"/>
          <table:table-cell table:style-name="ce161" table:number-columns-repeated="2"/>
          <table:table-cell table:style-name="ce168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50"/>
          <table:table-cell table:style-name="ce90" table:number-columns-repeated="2"/>
          <table:table-cell table:style-name="ce161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90" table:number-columns-repeated="2"/>
          <table:table-cell table:style-name="ce161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50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59" table:number-columns-repeated="2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 table:number-rows-repeated="5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80"/>
          <table:table-cell table:style-name="ce181" table:number-columns-repeated="2"/>
          <table:table-cell table:style-name="ce180" table:number-columns-repeated="235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2"/>
          <table:table-cell table:style-name="ce169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 table:number-columns-repeated="2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61" table:number-columns-repeated="2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 table:number-columns-repeated="2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 table:number-rows-repeated="2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/>
          <table:table-cell table:style-name="ce169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 table:number-columns-repeated="2"/>
          <table:table-cell table:style-name="ce159"/>
          <table:table-cell table:style-name="ce116" table:number-columns-repeated="238"/>
          <table:table-cell table:style-name="ce115" table:number-columns-repeated="9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/>
          <table:table-cell table:style-name="ce161" table:number-columns-repeated="2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 table:number-columns-repeated="2"/>
          <table:table-cell table:style-name="ce159"/>
          <table:table-cell table:style-name="ce115" table:number-columns-repeated="247"/>
        </table:table-row>
        <table:table-row table:style-name="ro17" table:number-rows-repeated="2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/>
          <table:table-cell table:style-name="ce169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 table:number-columns-repeated="2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/>
          <table:table-cell table:style-name="ce161" table:number-columns-repeated="2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 table:number-columns-repeated="3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 table:number-columns-repeated="2"/>
          <table:table-cell table:style-name="ce159"/>
          <table:table-cell table:style-name="ce115" table:number-columns-repeated="247"/>
        </table:table-row>
        <table:table-row table:style-name="ro17" table:number-rows-repeated="2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/>
          <table:table-cell table:style-name="ce169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8"/>
          <table:table-cell table:style-name="ce157" table:number-columns-repeated="2"/>
          <table:table-cell table:style-name="ce159"/>
          <table:table-cell table:style-name="ce115" table:number-columns-repeated="247"/>
        </table:table-row>
        <table:table-row table:style-name="ro17">
          <table:table-cell table:style-name="ce120"/>
          <table:table-cell table:style-name="ce42"/>
          <table:table-cell table:style-name="ce149"/>
          <table:table-cell table:style-name="ce155" table:number-columns-repeated="2"/>
          <table:table-cell table:style-name="ce157"/>
          <table:table-cell table:style-name="ce161" table:number-columns-repeated="2"/>
          <table:table-cell table:style-name="ce159"/>
          <table:table-cell table:style-name="ce115" table:number-columns-repeated="247"/>
        </table:table-row>
        <table:table-row table:style-name="ro17" table:number-rows-repeated="3">
          <table:table-cell table:style-name="ce115" table:number-columns-repeated="8"/>
          <table:table-cell/>
          <table:table-cell table:style-name="ce115" table:number-columns-repeated="247"/>
        </table:table-row>
        <table:table-row table:style-name="ro17" table:number-rows-repeated="65438">
          <table:table-cell table:style-name="ce115" table:number-columns-repeated="256"/>
        </table:table-row>
        <table:table-row table:style-name="ro17" table:number-rows-repeated="983039">
          <table:table-cell table:number-columns-repeated="256"/>
        </table:table-row>
        <table:table-row table:style-name="ro17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45" table:default-cell-style-name="Default"/>
        <table:table-row table:style-name="ro24">
          <table:table-cell table:style-name="ce123" office:value-type="string" table:number-columns-spanned="4" table:number-rows-spanned="2">
            <text:p>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4">
          <table:covered-table-cell table:style-name="ce123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5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4"/>
          <table:table-cell table:number-columns-repeated="244"/>
        </table:table-row>
        <table:table-row table:style-name="ro10">
          <table:table-cell table:style-name="ce42" office:value-type="string">
            <text:p>Smoke_GateIn_01</text:p>
          </table:table-cell>
          <table:table-cell table:style-name="ce128" office:value-type="string">
            <text:p>GateIn</text:p>
          </table:table-cell>
          <table:table-cell table:style-name="ce90" office:value-type="string">
            <text:p>Smoke/gatein01</text:p>
          </table:table-cell>
          <table:table-cell table:style-name="ce45" office:value-type="string">
            <text:p>Basic functions on Gatein</text:p>
          </table:table-cell>
          <table:table-cell table:style-name="ce135" table:formula="oooc:=SUMPRODUCT(([Data.B$5:Data.B$1042]=[.$A4])*([Data.A$5:Data.A$1042]&lt;&gt;&quot;&quot;))" office:value-type="float" office:value="1">
            <text:p>1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5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/>
          <table:table-cell table:style-name="ce42"/>
          <table:table-cell table:style-name="ce135" table:formula="oooc:=SUMPRODUCT(([Data.B$5:Data.B$1042]=[.$A6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7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2"/>
          <table:table-cell table:style-name="ce135" table:formula="oooc:=SUMPRODUCT(([Data.B$5:Data.B$1042]=[.$A8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130"/>
          <table:table-cell table:style-name="ce133"/>
          <table:table-cell table:style-name="ce135" table:formula="oooc:=SUMPRODUCT(([Data.B$5:Data.B$1042]=[.$A9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0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1">
          <table:table-cell table:style-name="ce42"/>
          <table:table-cell table:style-name="ce128"/>
          <table:table-cell table:style-name="ce90" table:number-columns-repeated="2"/>
          <table:table-cell table:style-name="ce135" table:formula="oooc:=SUMPRODUCT(([Data.B$5:Data.B$1042]=[.$A11])*([Data.A$5:Data.A$1042]&lt;&gt;&quot;&quot;))" office:value-type="float" office:value="0">
            <text:p>0</text:p>
          </table:table-cell>
          <table:table-cell table:style-name="ce137" table:number-columns-repeated="3"/>
          <table:table-cell table:style-name="ce138" table:number-columns-repeated="241"/>
        </table:table-row>
        <table:table-row table:style-name="ro26">
          <table:table-cell table:style-name="ce125" office:value-type="string" table:number-columns-spanned="4" table:number-rows-spanned="1">
            <text:p>TOTAL</text:p>
          </table:table-cell>
          <table:covered-table-cell table:style-name="ce129"/>
          <table:covered-table-cell table:number-columns-repeated="2" table:style-name="ce131"/>
          <table:table-cell table:style-name="ce136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 table:number-rows-repeated="6552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1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1-29T11:04:11</dc:date>
    <meta:print-date>2008-06-17T00:45:47</meta:print-date>
    <meta:editing-cycles>749</meta:editing-cycles>
    <meta:editing-duration>PT306H01M53S</meta:editing-duration>
    <dc:creator>exo </dc:creator>
    <meta:document-statistic meta:table-count="4" meta:cell-count="201" meta:object-count="1"/>
    <meta:user-defined meta:name="Info 1"/>
    <meta:user-defined meta:name="Info 2"/>
    <meta:user-defined meta:name="Info 3"/>
    <meta:user-defined meta:name="Info 4"/>
  </office:meta>
</office:document-meta>
</file>